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text-properties style:font-name="Verdana" fo:font-weight="normal" style:font-weight-asian="normal" style:font-weight-complex="normal"/>
    </style:style>
    <style:style style:name="P4" style:family="paragraph" style:parent-style-name="Standard">
      <style:text-properties style:font-name="Verdana"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lja u entitetima ispod su samo osnovna, nisu potpuna – promjene ce doci tokom vremena, u to sam siguran. Posto ima jako puno linija relacija izmedju pojedinih entiteta, primijetio si da se jedna relacija (linija) grana na nekoliko paralelnih zbog nedostatka prostora (recimo relacija iz 'osoba' koja se grana na 'osoba_tim', 'bl_clanak', 'projekat_file', …..).</text:p>
      <text:p text:style-name="P3"/>
      <text:p text:style-name="P3"/>
      <text:p text:style-name="P3">Evo I maila koji si mi poslao u vezi date teme koju radim:</text:p>
      <text:p text:style-name="P3"/>
      <text:p text:style-name="P3">Predmetni nastavnik ima mogućnost da definiše maksimalan/minimalan broj timova za projekte, maksimalan/minimalan broj članova tima i/ili određeni broj tema za seminarske radove. Studenti zatim putem Zamgera biraju teme, učlanjuju se u timove ili mijenjaju tim. Nakon što predmetni nastavnik potvrdi konačan spisak timova i projekata, studenti nemaju više mogućnost učlanjenja i promjene tima. Umjesto toga dobijaju pristup projektnoj stranici koja nudi sljedeće mogućnosti:<text:line-break/>* Blackboard - prostor na projektnoj stranici gdje članovi tima mogu upisivati tekst i dodavati slike po želji<text:line-break/>* Bulletin board (grupa za diskusiju) - dodavanje svih mogućnosti koje imaju popularni BB sistemi je izvan opsega ovog rada; cilj je ponuditi najosnovnije mogućnosti slanja poruke i odgovora na poruku. Modifikovati postojeći sistem slanja poruka ili kreirati novi sistem.<text:line-break/>* Upload fajlova  - omogućiti slanje fajlova, pri čemu se prati datum i vrijeme slanja, revizija (v1, v2...) te, ukoliko je u pitaju tekstualni tip fajla, razlike u odnosu na prethonu reviziju. Modifikovati postojeću download skriptu ili kreirati novu.<text:line-break/>* Dodavanje proizvoljnog broja linkova na druge sajtove<text:line-break/>* Dodavanje određenog broja RSS Feedova sa drugih sajtova.<text:line-break/>Predmetni nastavnik i asistent(i) trebaju imati mogućnost pristupa svim projektnim stranicama i učešća u radu. </text:p>
      <text:p text:style-name="P3"/>
      <text:p text:style-name="P3">Slijedi kratki (pre-draft:)) opis entiteta koji postizu gornju funkcionalnost.</text:p>
      <text:p text:style-name="P2"/>
      <text:p text:style-name="P2"/>
      <text:p text:style-name="P2"/>
      <text:p text:style-name="P2"/>
      <text:p text:style-name="P2">osoba_tim</text:p>
      <text:p text:style-name="P1"/>
      <text:p text:style-name="P1">many to many relacija izmedju studenata i projektnih timova.</text:p>
      <text:p text:style-name="P1"/>
      <text:p text:style-name="P1">Svaki student moze biti u 0 ili vise timova.</text:p>
      <text:p text:style-name="P1">Svaki tim moze sadrzavati 0 ili vise studenata.</text:p>
      <text:p text:style-name="P1"/>
      <text:p text:style-name="P2">tim</text:p>
      <text:p text:style-name="P2"/>
      <text:p text:style-name="P3">Projektni timovi za studente. </text:p>
      <text:p text:style-name="P3"><text:soft-page-break/></text:p>
      <text:p text:style-name="P3"/>
      <text:p text:style-name="P2">projekat</text:p>
      <text:p text:style-name="P2"/>
      <text:p text:style-name="P3"/>
      <text:p text:style-name="P3">Projekti i seminatski radovi. Seminarski rad je tip projekta koji ima samo jednog clana u timu. </text:p>
      <text:p text:style-name="P3"/>
      <text:p text:style-name="P3">Svaki projekat moze biti pripisan 0 (ako nema jos prijavljenih timova) ili jednom timu. </text:p>
      <text:p text:style-name="P3">Svaki tim mora raditi tacno jedan projekat.</text:p>
      <text:p text:style-name="P3"/>
      <text:p text:style-name="P3">Svaki projekat se nalazi u sklopu tacno jednog predmeta(konkretne instance – ponudakursa)</text:p>
      <text:p text:style-name="P3">Svaki predmet (ponudakursa) moze imati 0 ili vise projekata.</text:p>
      <text:p text:style-name="P3"/>
      <text:p text:style-name="P3"/>
      <text:p text:style-name="P3"/>
      <text:p text:style-name="P2">predmet_parametri</text:p>
      <text:p text:style-name="P3"/>
      <text:p text:style-name="P3"/>
      <text:p text:style-name="P3">Parametri na nivou samog predmeta (konkretne instance – ponudakursa).</text:p>
      <text:p text:style-name="P3">Ovdje nastavnik moze da definise minimalan/maksimalan broj clanova tima, broj timova za sve projekte na datoj instanci predmeta. Naprimjer, profesor hoce na predmetu Razvoj programskih rjesenja 5 timova po maksimalno 6 studenata za projekte koje definise na tom predmetu.</text:p>
      <text:p text:style-name="P3"/>
      <text:p text:style-name="P3"/>
      <text:p text:style-name="P3"/>
      <text:p text:style-name="P3">Svaki niz parametara mora biti pripisan tacno jednom predmetu. </text:p>
      <text:p text:style-name="P3">Svaki predmet moze imati 0 ili 1 niz parametara.</text:p>
      <text:p text:style-name="P3"/>
      <text:p text:style-name="P2">bl = blackboard</text:p>
      <text:p text:style-name="P3"/>
      <text:p text:style-name="P2">bl_clanak</text:p>
      <text:p text:style-name="P3"/>
      <text:p text:style-name="P3">Clanci ili artikli se cuvaju u ovom entitetu. Clanak se sastoji od naslova, teksta clanka, te 0 ili vise slika koje su vezane za taj clanak. Svi elementi clanka su opcionalni, tako da je moguce napraviti clanak koji se sastoji od 5 slika.</text:p>
      <text:p text:style-name="P3"/>
      <text:p text:style-name="P3">Svaka osoba moze napisati 0 ili vise clanaka.</text:p>
      <text:p text:style-name="P3">Svaki clanak mora biti napisan od strane tacno jedne osobe.</text:p>
      <text:p text:style-name="P3"/>
      <text:p text:style-name="P2">bl_clanak_slika</text:p>
      <text:p text:style-name="P2"/>
      <text:p text:style-name="P3"/>
      <text:p text:style-name="P3"><text:soft-page-break/>Ovdje se cuvaju reference na slike koje su vezane za clanke sa blackboarda.</text:p>
      <text:p text:style-name="P3"/>
      <text:p text:style-name="P3"/>
      <text:p text:style-name="P3">Svaki clanak moze sadrzavati 0 ili vise slika.</text:p>
      <text:p text:style-name="P3">Svaka slika mora biti u sklopu tacno jednog clanka.</text:p>
      <text:p text:style-name="P3"/>
      <text:p text:style-name="P3"/>
      <text:p text:style-name="P2">projekat_file</text:p>
      <text:p text:style-name="P3"/>
      <text:p text:style-name="P3"/>
      <text:p text:style-name="P3">Upload fajlovi vezani za projekat se cuvaju u ovom entitetu.</text:p>
      <text:p text:style-name="P3">Sve revizije fajla se cuvaju u ovom entitetu. Polje file nam govori o hijerarhijskoj strukturi ovog entiteta. Svaka naredna revizija fajla se poljem file referencira na fajl koji mu je roditelj. Ako uploadujem fajl koji je revizija v3 od fajla abc.txt (koji je revizija v1), onda ce polje file revizije v3 biti usmjereno na polje id of revizije v1.</text:p>
      <text:p text:style-name="P3"/>
      <text:p text:style-name="P3">Svaka osoba moze poslati 0 ili vise fajlova.</text:p>
      <text:p text:style-name="P3">Svaki fajl mora biti upload-ovan od strane tacno jedne osobe.</text:p>
      <text:p text:style-name="P3">Svaki projekat moze sadrzavati 0 ili vise fajlova.</text:p>
      <text:p text:style-name="P3">Svaki fajl mora biti u sklopu tacno jednog projekta.</text:p>
      <text:p text:style-name="P3"/>
      <text:p text:style-name="P3"/>
      <text:p text:style-name="P2">projekat_file_diff</text:p>
      <text:p text:style-name="P3"/>
      <text:p text:style-name="P3"/>
      <text:p text:style-name="P3">Diff izmedju neke revizije fajla i njemu prethodne revizije. Naprimjer, diff izmedju fajla revizije v4 I njemu prethodne revizije v3.</text:p>
      <text:p text:style-name="P3"/>
      <text:p text:style-name="P3"/>
      <text:p text:style-name="P3">Svaki diff moze biti pripisan 0 (ako fajl ima samo 1 reviziju) ili 1 fajlu.</text:p>
      <text:p text:style-name="P3">Svaki fajl moze imati 0 (ako fajl ima samo 1 reviziju) ili 1 diff.</text:p>
      <text:p text:style-name="P3"/>
      <text:p text:style-name="P3"/>
      <text:p text:style-name="P3"/>
      <text:p text:style-name="P2">projekat_link</text:p>
      <text:p text:style-name="P3"/>
      <text:p text:style-name="P3"/>
      <text:p text:style-name="P3">Linkovi koji se dodaju od strane osoba na projektu.</text:p>
      <text:p text:style-name="P3"/>
      <text:p text:style-name="P3">Svaki projekat moze imati 0 ili vise linkova.</text:p>
      <text:p text:style-name="P3">Svaki link mora biti u sklopu tacno 1 projekta.</text:p>
      <text:p text:style-name="P3">Svaka osoba moze dodati 0 ili vise linkova. </text:p>
      <text:p text:style-name="P3">Svaki link mora biti napravljen od strane tacno jedne osobe.</text:p>
      <text:p text:style-name="P3"/>
      <text:p text:style-name="P3"/>
      <text:p text:style-name="P2"><text:soft-page-break/>projekat_rss</text:p>
      <text:p text:style-name="P3"/>
      <text:p text:style-name="P3"/>
      <text:p text:style-name="P3">Rss linkovi koji se dodaju od strane osoba na projektu.</text:p>
      <text:p text:style-name="P3"/>
      <text:p text:style-name="P3">Svaki projekat moze imati 0 ili vise linkova.</text:p>
      <text:p text:style-name="P3">Svaki link mora biti u sklopu tacno 1 projekta.</text:p>
      <text:p text:style-name="P3">Svaka osoba moze dodati 0 ili vise linkova. </text:p>
      <text:p text:style-name="P3">Svaki link mora biti napravljen od strane tacno jedne osobe.</text:p>
      <text:p text:style-name="P3"/>
      <text:p text:style-name="P3"/>
      <text:p text:style-name="P3"/>
      <text:p text:style-name="P3"/>
      <text:p text:style-name="P3"><text:span text:style-name="T1">bb = bulletin board</text:span> (ko fole)</text:p>
      <text:p text:style-name="P3"/>
      <text:p text:style-name="P3"/>
      <text:p text:style-name="P3"/>
      <text:p text:style-name="P2">bb_tema</text:p>
      <text:p text:style-name="P3"/>
      <text:p text:style-name="P3"/>
      <text:p text:style-name="P3">Ovdje se cuvaju threadovi na forumu projekta.</text:p>
      <text:p text:style-name="P3">Thread pokazuje na prvi post istog, zadnji post istog radi optimizacije baze podataka (da ne bismo morali pretrazivati postove u drugoj tabeli).</text:p>
      <text:p text:style-name="P3">Ako napravimo temu, odmah smo napravili prvi (I zadnji post, posto je jedini) u drugoj tabeli postova.</text:p>
      <text:p text:style-name="P3"/>
      <text:p text:style-name="P3"/>
      <text:p text:style-name="P3">Svaka osoba moze napisati 0 ili vise tema.</text:p>
      <text:p text:style-name="P3">Svaka tema mora biti startana od strane tacno jedne osobe.</text:p>
      <text:p text:style-name="P3">Svaki projekat moze sadrzavati 0 ili vise tema.</text:p>
      <text:p text:style-name="P3">Svaka tema mora biti u sklopu tacno jednog projekta.</text:p>
      <text:p text:style-name="P3">Svaka tema ima tavno jedan prvi post.</text:p>
      <text:p text:style-name="P3">Svaka tema ima tacno jedan zadnji post.</text:p>
      <text:p text:style-name="P3"/>
      <text:p text:style-name="P3"/>
      <text:p text:style-name="P2">bb_post</text:p>
      <text:p text:style-name="P2"/>
      <text:p text:style-name="P2"/>
      <text:p text:style-name="P3">Ovdje se cuvaju informacije o pojedinim postovima na forumu projekta.</text:p>
      <text:p text:style-name="P3">Tekst postova se cuva u drugom entitetu radi optimiziranja baze.</text:p>
      <text:p text:style-name="P3"/>
      <text:p text:style-name="P3"/>
      <text:p text:style-name="P3">Svaki post mora biti u sklopu tacno jedne teme.</text:p>
      <text:p text:style-name="P3">Svaka tema mora imati 1 ili vise postova (jer cim se tema napravi, napravi se I prvi post u ovoj tabeli).</text:p>
      <text:p text:style-name="P3">Svaka osoba moze napraviti 0 ili vise postova.</text:p>
      <text:p text:style-name="P3"><text:soft-page-break/></text:p>
      <text:p text:style-name="P2">bb_post_text</text:p>
      <text:p text:style-name="P2"/>
      <text:p text:style-name="P3"/>
      <text:p text:style-name="P3">Ovdje se cuva sadrzaj svakog posta na forumu. Radi velicine ovih polja, odvojio sam polja naslov I tekst posta u novi zaseban entitet.</text:p>
      <text:p text:style-name="P3"/>
      <text:p text:style-name="P3"/>
      <text:p text:style-name="P3">Svaki post mora imati tacno <text:s/>jedan sadrzaj.</text:p>
      <text:p text:style-name="P3">Svaki sadrzaj mora biti pripisan tacno jednom postu.</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9T21:15:45.67</meta:creation-date>
    <dc:date>2009-03-17T15:27:37.10</dc:date>
    <meta:editing-duration>PT00H23M23S</meta:editing-duration>
    <meta:editing-cycles>3</meta:editing-cycles>
    <meta:generator>OpenOffice.org/3.0$Win32 OpenOffice.org_project/300m15$Build-9379</meta:generator>
    <meta:document-statistic meta:table-count="0" meta:image-count="0" meta:object-count="0" meta:page-count="5" meta:paragraph-count="74" meta:word-count="969" meta:character-count="6056"/>
    <meta:user-defined meta:name="Info 1"/>
    <meta:user-defined meta:name="Info 2"/>
    <meta:user-defined meta:name="Info 3"/>
    <meta:user-defined meta:name="Info 4"/>
  </office:meta>
</office:document-meta>
</file>